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DataSource.StreamDataSource( InputStream in ,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Data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DataSourc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DataSource.StreamDataSource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Data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DataSource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DataSource.StreamDataSource( InputStream in , String content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DataSourc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Data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